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4000004B0517C6A315A4DF0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4.9339in" draw:z-index="0"><draw:image xlink:href="Pictures/1000000100000694000004B0517C6A315A4DF0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05:41.272000000</dc:date>
    <meta:editing-duration>PT3M56S</meta:editing-duration>
    <meta:editing-cycles>5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